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ff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-0.909cm" svg:y="-5cm"/>
          <draw:glue-point draw:id="11" svg:x="0.909cm" svg:y="-5cm"/>
          <draw:glue-point draw:id="12" svg:x="1.455cm" svg:y="-3.877cm"/>
          <draw:glue-point draw:id="13" svg:x="-1.455cm" svg:y="-3.877cm"/>
          <draw:glue-point draw:id="14" svg:x="0cm" svg:y="-5cm"/>
          <draw:glue-point draw:id="15" svg:x="1.182cm" svg:y="-4.439cm"/>
          <draw:glue-point draw:id="16" svg:x="0cm" svg:y="-3.877cm"/>
          <draw:glue-point draw:id="17" svg:x="-1.455cm" svg:y="3.877cm"/>
          <draw:glue-point draw:id="18" svg:x="1.455cm" svg:y="3.877cm"/>
          <draw:glue-point draw:id="19" svg:x="0.909cm" svg:y="5cm"/>
          <draw:glue-point draw:id="20" svg:x="-0.909cm" svg:y="5cm"/>
          <draw:glue-point draw:id="21" svg:x="0cm" svg:y="3.877cm"/>
          <draw:glue-point draw:id="22" svg:x="1.182cm" svg:y="4.439cm"/>
          <draw:glue-point draw:id="23" svg:x="0cm" svg:y="5cm"/>
          <draw:path draw:style-name="gr1" draw:layer="layout" svg:width="0.092cm" svg:height="1.551cm" svg:x="0.216cm" svg:y="0.225cm" svg:viewBox="0 0 93 1552" svg:d="m34 0c14 91-93 196 14 266s-107 141 0 211-107 140 0 211-107 140 0 210-107 141 0 211-107 141 4 214-40 67-18 229">
            <text:p/>
          </draw:path>
          <draw:line draw:style-name="gr2" draw:layer="layout" svg:x1="0cm" svg:y1="0.386cm" svg:x2="0cm" svg:y2="1.614cm">
            <text:p/>
          </draw:line>
          <draw:line draw:style-name="gr2" draw:layer="layout" svg:x1="0.386cm" svg:y1="0.386cm" svg:x2="0.386cm" svg:y2="1.614cm">
            <text:p/>
          </draw:line>
          <draw:path draw:style-name="gr2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2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gon draw:style-name="gr3" draw:layer="layout" svg:width="0.112cm" svg:height="0.225cm" svg:x="0.137cm" svg:y="0cm" svg:viewBox="0 0 113 226" draw:points="21,0 91,0 113,226 0,226">
            <text:p/>
          </draw:polygon>
          <draw:polygon draw:style-name="gr3" draw:layer="layout" svg:width="0.112cm" svg:height="0.225cm" svg:x="0.137cm" svg:y="1.775cm" svg:viewBox="0 0 113 226" draw:points="0,0 113,0 91,226 21,226">
            <text:p/>
          </draw:polygon>
          <draw:path draw:style-name="gr1" draw:layer="layout" svg:width="0.077cm" svg:height="1.551cm" svg:x="0.109cm" svg:y="0.225cm" svg:viewBox="0 0 78 1552" svg:d="m26 0c-14 91 112 196 14 266s98 141 0 211 98 140 0 211 98 140 0 210 98 141 0 211 102 144 3 214 7 67-17 22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lumn-reflux</dc:title>
    <meta:creation-date>2011-02-07T17:16:30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